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>
      <style:text-properties officeooo:paragraph-rsid="001d3a86"/>
    </style:style>
    <style:style style:name="P4" style:family="paragraph" style:parent-style-name="Text_20_body" style:list-style-name="L1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owTo Safely Open a PostgreSQL Port for Remote Access?</text:h>
      <text:p text:style-name="P3"><text:a xlink:type="simple" xlink:href="http://project-open.com/en/howto-postgresql-port-secure-remote-access" text:style-name="Internet_20_link" text:visited-style-name="Visited_20_Internet_20_Link">http://project-open.com/en/howto-postgresql-port-secure-remote-access</text:a></text:p>
      <text:p text:style-name="P3">This document describes how to open a PostgreSQL database port for remote access and includes security considerations for both Linux and Windows. </text:p>
      <text:p text:style-name="Text_20_body">  </text:p>
      <text:h text:style-name="Heading_20_3" text:outline-level="3">Why do you Need to Open a Port  </text:h>
      <text:p text:style-name="Text_20_body">You need to open a remote port if you want to access data in the database from a client running on a different computer in the network. The same is true, if you want to use <text:a xlink:type="simple" xlink:href="https://www.pgadmin.org/" text:style-name="Internet_20_link" text:visited-style-name="Visited_20_Internet_20_Link">pgAdmin </text:a> for or similar tools for SQL development. </text:p>
      <text:p text:style-name="Text_20_body">  </text:p>
      <text:h text:style-name="Heading_20_3" text:outline-level="3">Check for Port IP </text:h>
      <text:p text:style-name="Text_20_body">Please check if PostgreSQL is listening on a public port: </text:p>
      <text:p text:style-name="Text_20_body">Linux: </text:p>
      <text:p text:style-name="Preformatted_20_Text"># netstat -nlp | grep 5432</text:p>
      <text:p text:style-name="Preformatted_20_Text"/>
      <text:p text:style-name="Preformatted_20_Text">tcp <text:s text:c="7"/>0 <text:s text:c="5"/>0 127.0.0.1:5432 <text:s text:c="9"/>0.0.0.0:* <text:s text:c="14"/>LISTEN <text:s text:c="5"/>1272/postgres</text:p>
      <text:p text:style-name="P1">tcp6 <text:s text:c="6"/>0 <text:s text:c="5"/>0 ::1:5432 <text:s text:c="15"/>:::* <text:s text:c="19"/>LISTEN <text:s text:c="5"/>1272/postgres </text:p>
      <text:p text:style-name="Text_20_body">Windows: </text:p>
      <text:p text:style-name="Preformatted_20_Text">C:\&gt;netstat -a | grep 5432</text:p>
      <text:p text:style-name="Preformatted_20_Text"/>
      <text:p text:style-name="Preformatted_20_Text"><text:s text:c="2"/>TCP <text:s text:c="3"/>127.0.0.1:5432 <text:s text:c="8"/>tarraco:0 <text:s text:c="13"/>LISTENING</text:p>
      <text:p text:style-name="P1"><text:s text:c="2"/>TCP <text:s text:c="3"/>[::1]:5432 <text:s text:c="12"/>tarraco:0 <text:s text:c="13"/>LISTENING</text:p>
      <text:p text:style-name="Text_20_body">The results above (including "127.0.0.1:5432") shows that PostgreSQL is listening only for connects originating from the local computer, so we will have to edit the "postgresql.conf" configuration file. A result including "0.0.0.0:5432" indicates that PostgreSQL is already listening for remote connections. </text:p>
      <text:p text:style-name="Text_20_body">You can usually ignore the line with "::1", as it refers to the IP v6 protocol, which is rarely used. </text:p>
      <text:p text:style-name="Text_20_body">  </text:p>
      <text:h text:style-name="Heading_20_3" text:outline-level="3">Edit postgresql.conf </text:h>
      <text:p text:style-name="Text_20_body">This file is usually located in /var/lib/pgsql/data/ on Linux or C:\PostgreSQL\data\ on Windows or similar. </text:p>
      <text:p text:style-name="Text_20_body"><text:soft-page-break/>In this file we will edit the "listen_address" and "port" parameters, so that they look like below:  </text:p>
      <text:p text:style-name="Preformatted_20_Text">#------------------------------------------------------------------------------</text:p>
      <text:p text:style-name="Preformatted_20_Text"># CONNECTIONS AND AUTHENTICATION</text:p>
      <text:p text:style-name="Preformatted_20_Text">#------------------------------------------------------------------------------</text:p>
      <text:p text:style-name="Preformatted_20_Text"/>
      <text:p text:style-name="Preformatted_20_Text"># - Connection Settings -</text:p>
      <text:p text:style-name="Preformatted_20_Text"/>
      <text:p text:style-name="Preformatted_20_Text">listen_addresses = '0.0.0.0' <text:s text:c="11"/># what IP address(es) to listen on;</text:p>
      <text:p text:style-name="Preformatted_20_Text"><text:s text:c="40"/># comma-separated list of addresses;</text:p>
      <text:p text:style-name="Preformatted_20_Text"><text:s text:c="40"/># defaults to 'localhost'; use '*' for all</text:p>
      <text:p text:style-name="Preformatted_20_Text"><text:s text:c="40"/># (change requires restart)</text:p>
      <text:p text:style-name="P1">port = 5432 <text:s text:c="28"/># (change requires restart)</text:p>
      <text:p text:style-name="Text_20_body"/>
      <text:h text:style-name="Heading_20_3" text:outline-level="3">Restart PostgreSQL </text:h>
      <text:p text:style-name="Text_20_body">After that we need to restart PG to activate the changes. </text:p>
      <text:p text:style-name="Text_20_body">On recent Linux system you have to enter as user root: </text:p>
      <text:p text:style-name="P1">systemctl restart postgresql.service</text:p>
      <text:p text:style-name="Text_20_body">On Windows you can use Control Panel -&gt; Administrative Tools -&gt; Services and restart the PostgreSQL service. For ]po[, the PostgreSQL service is called "]po[ PostgreSQL". </text:p>
      <text:p text:style-name="Text_20_body">  </text:p>
      <text:p text:style-name="Text_20_body">Repeating the "Check for Port IP" step above, you should now see that the port IP is "0.0.0.0", meaning that it will accept connections from any remote computer. </text:p>
      <text:p text:style-name="Text_20_body">  </text:p>
      <text:h text:style-name="Heading_20_3" text:outline-level="3">Authentication Configuration using pg_hba.conf </text:h>
      <text:p text:style-name="Text_20_body">pg_hba.conf is located in the same directly as postgresql.conf.  </text:p>
      <text:p text:style-name="Text_20_body">Please  add the following two lines at the end of the file: </text:p>
      <text:p text:style-name="Preformatted_20_Text">host <text:s text:c="3"/>all <text:s text:c="12"/>all <text:s text:c="13"/>0.0.0.0/0 <text:s text:c="22"/>md5</text:p>
      <text:p text:style-name="P1">host <text:s text:c="3"/>all <text:s text:c="12"/>all <text:s text:c="13"/>::/0 <text:s text:c="27"/>md5</text:p>
      <text:p text:style-name="Text_20_body">This means that remote access is allowed using IP v4 and IP v6 to all databases and all users using the "md5" authentication protocol. </text:p>
      <text:p text:style-name="Text_20_body">Please "restart postgresql" again. </text:p>
      <text:p text:style-name="Text_20_body">  </text:p>
      <text:h text:style-name="Heading_20_3" text:outline-level="3"><text:soft-page-break/>Open Linux Firewall Port </text:h>
      <text:p text:style-name="Text_20_body">Does your PostgreSQL database run on a Linux server with the firewall enabled (like the [[https://sourceforge.net/projects/project-open/files/project-open/V5.0/|CentOS 7 ]project-open[ virtual appliance]])? </text:p>
      <text:p text:style-name="Text_20_body">In this case you will have to poke a hole (as root): </text:p>
      <text:p text:style-name="Preformatted_20_Text"># firewall-cmd --zone=public --add-port=5432/tcp --permanent</text:p>
      <text:p text:style-name="Preformatted_20_Text">success</text:p>
      <text:p text:style-name="Preformatted_20_Text"># firewall-cmd --reload</text:p>
      <text:p text:style-name="P1">success </text:p>
      <text:p text:style-name="Text_20_body"/>
      <text:h text:style-name="Heading_20_3" text:outline-level="3">Open Windows Firewall Port </text:h>
      <text:p text:style-name="Text_20_body">Does your PostgreSQL database run on a Windows server with firewall enabled? </text:p>
      <text:p text:style-name="Text_20_body">In this case you can just turn off the firewall for a first test in Control Panel -&gt; Systems and Security -&gt; Windows Firewall -&gt; Turn Windows Firewall on or off. </text:p>
      <text:p text:style-name="Text_20_body">As an alternative you can go to Control Panel -&gt; Systems and Security -&gt;  Windows Firewall -&gt; Allow a program or feature through Windows Firewall -&gt; Advanced Settings -&gt; New Rule: </text:p>
      <text:list xml:id="list939840985" text:style-name="L1">
        <text:list-item>
          <text:p text:style-name="P4">Rule Type: Port  </text:p>
        </text:list-item>
        <text:list-item>
          <text:p text:style-name="P4">TCP or UDP: TCP </text:p>
        </text:list-item>
        <text:list-item>
          <text:p text:style-name="P4">Specific local ports: 5432 </text:p>
        </text:list-item>
        <text:list-item>
          <text:p text:style-name="P4">Action: Allow the connection </text:p>
        </text:list-item>
        <text:list-item>
          <text:p text:style-name="P4">When does this rule apply: Domain, Private and Public (all three checked) </text:p>
        </text:list-item>
        <text:list-item>
          <text:p text:style-name="P2">Name: "PostgreSQL Incoming" </text:p>
        </text:list-item>
      </text:list>
      <text:p text:style-name="Text_20_body">  </text:p>
      <text:h text:style-name="Heading_20_3" text:outline-level="3">Setting PostgreSQL Passwords </text:h>
      <text:p text:style-name="Text_20_body">In order to set the PostgreSQL password for the user "projop" (or whatever user...) you need to connect locally to the database using an account with administration rights. </text:p>
      <text:p text:style-name="Text_20_body">In the ]project-open[ Centos 7 virtual appliance just enter "psql" in a local terminal window running as user "projop". </text:p>
      <text:p text:style-name="Text_20_body">Then please issue the following SQL command: </text:p>
      <text:p text:style-name="P1">alter user projop with password 'secret'; </text:p>
      <text:p text:style-name="Text_20_body">   </text:p>
      <text:h text:style-name="Heading_20_3" text:outline-level="3"><text:soft-page-break/>Connection Check via "psql" </text:h>
      <text:p text:style-name="Text_20_body">Now you should be able to connect to the server using the standard PostgreSQL client "psql", the PG administration tool <text:a xlink:type="simple" xlink:href="https://www.pgadmin.org/" text:style-name="Internet_20_link" text:visited-style-name="Visited_20_Internet_20_Link">pgAdmin </text:a> or any other application with a PostgreSQL interface. We will check with the command line "psql" tool on the remote computer: </text:p>
      <text:p text:style-name="P1">psql -h &lt;server_ip&gt; -U projop</text:p>
      <text:p text:style-name="Text_20_body">As a result you should see "Password for user projop". This means that the port is open and active. </text:p>
      <text:p text:style-name="Text_20_body">Then enter the "secret" password set above.  </text:p>
      <text:p text:style-name="Text_20_body">An error message like "psql: could not connect to server: No route to host. Is the server running on host "192.168.0.10" and accepting TCP/IP connections on port 5432?" indicates that some of the steps above did not work out.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7:35:28.865317576</meta:creation-date>
    <dc:date>2021-03-18T17:37:03.622631544</dc:date>
    <meta:editing-duration>PT1M36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4" meta:paragraph-count="78" meta:word-count="760" meta:character-count="5336" meta:non-whitespace-character-count="4173"/>
  </office:meta>
</office:document-meta>
</file>